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0.5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203.75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a3238e" fo:font-weight="bold" style:font-weight-asian="bold" style:font-weight-complex="bold"/>
    </style:style>
    <style:style style:name="ce5" style:family="table-cell" style:parent-style-name="Default">
      <style:text-properties fo:color="#f3715a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61"/>
    <style:style style:name="ce8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93.88pt" svg:height="277.8pt" svg:x="907pt" svg:y="180pt">
            <draw:object draw:notify-on-update-of-ranges="Sheet1.C16:Sheet1.C35 Sheet1.D15:Sheet1.D15 Sheet1.D16:Sheet1.D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me: Julia Kukulies, <text:a xlink:href="mailto:julia.kukulies@gu.se" xlink:type="simple">julia.kukulies@gu.s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fan-Boltzmann equation exercise 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Constants</text:p>
          </table:table-cell>
          <table:table-cell/>
          <table:table-cell office:value-type="string" calcext:value-type="string">
            <text:p>unit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oltzmann constant, <text:span text:style-name="T1">σ</text:span></text:p>
          </table:table-cell>
          <table:table-cell table:style-name="ce2" office:value-type="float" office:value="0.00000005670373" calcext:value-type="float">
            <text:p>5.67E-08</text:p>
          </table:table-cell>
          <table:table-cell office:value-type="string" calcext:value-type="string">
            <text:p>W/m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lbedo</text:p>
          </table:table-cell>
          <table:table-cell office:value-type="float" office:value="0.31" calcext:value-type="float">
            <text:p>0.3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olar constant, K</text:p>
          </table:table-cell>
          <table:table-cell table:style-name="ce2" office:value-type="float" office:value="1361" calcext:value-type="float">
            <text:p>1.36E+03</text:p>
          </table:table-cell>
          <table:table-cell office:value-type="string" calcext:value-type="string">
            <text:p>W/m^2/ K^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arth radius</text:p>
          </table:table-cell>
          <table:table-cell table:style-name="ce2" office:value-type="float" office:value="6371" calcext:value-type="float">
            <text:p>6.37E+0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urface heat capacity of Earth </text:p>
          </table:table-cell>
          <table:table-cell table:style-name="ce2" office:value-type="float" office:value="400000000" calcext:value-type="float">
            <text:p>4.00E+08</text:p>
          </table:table-cell>
          <table:table-cell office:value-type="string" calcext:value-type="string">
            <text:p>J/ m^2 / K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Global mean temperature with fixed albedo:</text:p>
          </table:table-cell>
          <table:table-cell/>
          <table:table-cell table:style-name="ce1" office:value-type="string" calcext:value-type="string">
            <text:p>Global mean temperature for different albedo:</text:p>
          </table:table-cell>
          <table:table-cell table:number-columns-repeated="3"/>
        </table:table-row>
        <table:table-row table:style-name="ro1">
          <table:table-cell table:style-name="ce5" table:formula="of:=((1/(4*[.B8]) * (1-[.B9]) * [.B10] )^(1/4))" office:value-type="float" office:value="253.664036595204" calcext:value-type="float">
            <text:p>253.664036595204</text:p>
          </table:table-cell>
          <table:table-cell/>
          <table:table-cell office:value-type="string" calcext:value-type="string">
            <text:p>albedo</text:p>
          </table:table-cell>
          <table:table-cell office:value-type="string" calcext:value-type="string">
            <text:p>temperatu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(1/(4*[.$B$8]) * (1-[.C16]) * [.$B$10] )^(1/4))" office:value-type="float" office:value="278.321416770748" calcext:value-type="float">
            <text:p>278.3214167707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formula="of:=((1/(4*[.$B$8]) * (1-[.C17]) * [.$B$10] )^(1/4))" office:value-type="float" office:value="271.086102645105" calcext:value-type="float">
            <text:p>271.0861026451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formula="of:=((1/(4*[.$B$8]) * (1-[.C18]) * [.$B$10] )^(1/4))" office:value-type="float" office:value="267.239935284413" calcext:value-type="float">
            <text:p>267.2399352844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formula="of:=((1/(4*[.$B$8]) * (1-[.C19]) * [.$B$10] )^(1/4))" office:value-type="float" office:value="263.220144516811" calcext:value-type="float">
            <text:p>263.2201445168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((1/(4*[.$B$8]) * (1-[.C20]) * [.$B$10] )^(1/4))" office:value-type="float" office:value="259.007262839039" calcext:value-type="float">
            <text:p>259.0072628390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((1/(4*[.$B$8]) * (1-[.C21]) * [.$B$10] )^(1/4))" office:value-type="float" office:value="254.578156043493" calcext:value-type="float">
            <text:p>254.578156043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table:formula="of:=((1/(4*[.$B$8]) * (1-[.C22]) * [.$B$10] )^(1/4))" office:value-type="float" office:value="249.905011646029" calcext:value-type="float">
            <text:p>249.905011646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formula="of:=((1/(4*[.$B$8]) * (1-[.C23]) * [.$B$10] )^(1/4))" office:value-type="float" office:value="244.953945500901" calcext:value-type="float">
            <text:p>244.9539455009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formula="of:=((1/(4*[.$B$8]) * (1-[.C24]) * [.$B$10] )^(1/4))" office:value-type="float" office:value="239.683036944871" calcext:value-type="float">
            <text:p>239.6830369448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((1/(4*[.$B$8]) * (1-[.C25]) * [.$B$10] )^(1/4))" office:value-type="float" office:value="234.039481650857" calcext:value-type="float">
            <text:p>234.0394816508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table:formula="of:=((1/(4*[.$B$8]) * (1-[.C26]) * [.$B$10] )^(1/4))" office:value-type="float" office:value="227.95533193937" calcext:value-type="float">
            <text:p>227.955331939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formula="of:=((1/(4*[.$B$8]) * (1-[.C27]) * [.$B$10] )^(1/4))" office:value-type="float" office:value="221.340875946751" calcext:value-type="float">
            <text:p>221.3408759467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table:formula="of:=((1/(4*[.$B$8]) * (1-[.C28]) * [.$B$10] )^(1/4))" office:value-type="float" office:value="214.073858818874" calcext:value-type="float">
            <text:p>214.0738588188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formula="of:=((1/(4*[.$B$8]) * (1-[.C29]) * [.$B$10] )^(1/4))" office:value-type="float" office:value="205.980894673962" calcext:value-type="float">
            <text:p>205.9808946739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table:formula="of:=((1/(4*[.$B$8]) * (1-[.C30]) * [.$B$10] )^(1/4))" office:value-type="float" office:value="196.802961148043" calcext:value-type="float">
            <text:p>196.8029611480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formula="of:=((1/(4*[.$B$8]) * (1-[.C31]) * [.$B$10] )^(1/4))" office:value-type="float" office:value="186.12474913274" calcext:value-type="float">
            <text:p>186.124749132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table:formula="of:=((1/(4*[.$B$8]) * (1-[.C32]) * [.$B$10] )^(1/4))" office:value-type="float" office:value="173.208595942087" calcext:value-type="float">
            <text:p>173.2085959420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formula="of:=((1/(4*[.$B$8]) * (1-[.C33]) * [.$B$10] )^(1/4))" office:value-type="float" office:value="156.511634335718" calcext:value-type="float">
            <text:p>156.5116343357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formula="of:=((1/(4*[.$B$8]) * (1-[.C34]) * [.$B$10] )^(1/4))" office:value-type="float" office:value="131.610072258405" calcext:value-type="float">
            <text:p>131.6100722584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((1/(4*[.$B$8]) * (1-[.C35]) * [.$B$10] )^(1/4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Global mean temperature for changing incoming solar radiation:</text:p>
          </table:table-cell>
          <table:table-cell table:number-columns-repeated="5"/>
        </table:table-row>
        <table:table-row table:style-name="ro1">
          <table:table-cell table:style-name="ce6" office:value-type="float" office:value="1360" calcext:value-type="float">
            <text:p>1360</text:p>
          </table:table-cell>
          <table:table-cell table:formula="of:=((1/(4*[.$B$8]) * (1-[.$B$9]) * [.A38] )^(1/4))" office:value-type="float" office:value="253.617428593862" calcext:value-type="float">
            <text:p>253.617428593862</text:p>
          </table:table-cell>
          <table:table-cell table:number-columns-repeated="4"/>
        </table:table-row>
        <table:table-row table:style-name="ro1">
          <table:table-cell office:value-type="float" office:value="1361.5" calcext:value-type="float">
            <text:p>1361.5</text:p>
          </table:table-cell>
          <table:table-cell table:formula="of:=((1/(4*[.$B$8]) * (1-[.$B$9]) * [.A39] )^(1/4))" office:value-type="float" office:value="253.687330964942" calcext:value-type="float">
            <text:p>253.687330964942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((1/(4*[.$B$8]) * (1-[.$B$9]) * [.A40] )^(1/4))" office:value-type="float" office:value="253.710618919561" calcext:value-type="float">
            <text:p>253.710618919561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((1/(4*[.$B$8]) * (1-[.$B$9]) * [.A41] )^(1/4))" office:value-type="float" office:value="253.896692105803" calcext:value-type="float">
            <text:p>253.896692105803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string" calcext:value-type="string">
            <text:p>Incoming solar radiation per area unit </text:p>
          </table:table-cell>
          <table:table-cell table:formula="of:=[.B10]*(1-[.B9])" office:value-type="float" office:value="939.09" calcext:value-type="float">
            <text:p>939.09</text:p>
          </table:table-cell>
          <table:table-cell office:value-type="string" calcext:value-type="string">
            <text:p>W/ m^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-radiated energy from Earth surface for T = 288 K </text:p>
          </table:table-cell>
          <table:table-cell table:formula="of:= [.B8]* 288^4" office:value-type="float" office:value="390.105055918817" calcext:value-type="float">
            <text:p>390.105055918817</text:p>
          </table:table-cell>
          <table:table-cell office:value-type="string" calcext:value-type="string">
            <text:p>W/ m^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-radiated energy from Earth surface for T = 253 K</text:p>
          </table:table-cell>
          <table:table-cell table:formula="of:=[.B8]*[.A15]^4" office:value-type="float" office:value="234.772500000001" calcext:value-type="float">
            <text:p>234.772500000001</text:p>
          </table:table-cell>
          <table:table-cell office:value-type="string" calcext:value-type="string">
            <text:p>W/ m^2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Temperature change for 2 % increase in incoming solar radi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coming radiation (W/m^2)</text:p>
          </table:table-cell>
          <table:table-cell office:value-type="string" calcext:value-type="string">
            <text:p>Re-radiated energy (W/m^2)</text:p>
          </table:table-cell>
          <table:table-cell table:style-name="ce8" office:value-type="string" calcext:value-type="string">
            <text:p>ΔT</text:p>
          </table:table-cell>
          <table:table-cell office:value-type="string" calcext:value-type="string">
            <text:p>T 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90.1" calcext:value-type="float">
            <text:p>390.1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390 + 390*0.02" office:value-type="float" office:value="397.8" calcext:value-type="float">
            <text:p>397.8</text:p>
          </table:table-cell>
          <table:table-cell table:formula="of:= [.F53]^4 * [.$B$8]" office:value-type="float" office:value="390.105055918817" calcext:value-type="float">
            <text:p>390.105055918817</text:p>
          </table:table-cell>
          <table:table-cell table:formula="of:=([.C54]-[.D54])* 60*60*24*365/ [.$B$12]" office:value-type="float" office:value="0.606669391360445" calcext:value-type="float">
            <text:p>0.606669391360445</text:p>
          </table:table-cell>
          <table:table-cell table:formula="of:=[.F53] + [.E54]" office:value-type="float" office:value="288.60666939136" calcext:value-type="float">
            <text:p>288.606669391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390 + 390*0.02" office:value-type="float" office:value="397.8" calcext:value-type="float">
            <text:p>397.8</text:p>
          </table:table-cell>
          <table:table-cell table:formula="of:= [.F54]^4 * [.$B$8]" office:value-type="float" office:value="393.402467667761" calcext:value-type="float">
            <text:p>393.402467667761</text:p>
          </table:table-cell>
          <table:table-cell table:formula="of:=([.C55]-[.D55])* 60*60*24*365/ [.$B$12]" office:value-type="float" office:value="0.346701449073722" calcext:value-type="float">
            <text:p>0.346701449073722</text:p>
          </table:table-cell>
          <table:table-cell table:formula="of:=[.F54] + [.E55]" office:value-type="float" office:value="288.953370840434" calcext:value-type="float">
            <text:p>288.95337084043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390 + 390*0.02" office:value-type="float" office:value="397.8" calcext:value-type="float">
            <text:p>397.8</text:p>
          </table:table-cell>
          <table:table-cell table:formula="of:= [.F55]^4 * [.$B$8]" office:value-type="float" office:value="395.296244762909" calcext:value-type="float">
            <text:p>395.296244762909</text:p>
          </table:table-cell>
          <table:table-cell table:formula="of:=([.C56]-[.D56])* 60*60*24*365/ [.$B$12]" office:value-type="float" office:value="0.197396062892247" calcext:value-type="float">
            <text:p>0.197396062892247</text:p>
          </table:table-cell>
          <table:table-cell table:formula="of:=[.F55] + [.E56]" office:value-type="float" office:value="289.150766903327" calcext:value-type="float">
            <text:p>289.15076690332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390 + 390*0.02" office:value-type="float" office:value="397.8" calcext:value-type="float">
            <text:p>397.8</text:p>
          </table:table-cell>
          <table:table-cell table:formula="of:= [.F56]^4 * [.$B$8]" office:value-type="float" office:value="396.377525342035" calcext:value-type="float">
            <text:p>396.377525342035</text:p>
          </table:table-cell>
          <table:table-cell table:formula="of:=([.C57]-[.D57])* 60*60*24*365/ [.$B$12]" office:value-type="float" office:value="0.112147902033995" calcext:value-type="float">
            <text:p>0.112147902033995</text:p>
          </table:table-cell>
          <table:table-cell table:formula="of:=[.F56] + [.E57]" office:value-type="float" office:value="289.26291480536" calcext:value-type="float">
            <text:p>289.2629148053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390 + 390*0.02" office:value-type="float" office:value="397.8" calcext:value-type="float">
            <text:p>397.8</text:p>
          </table:table-cell>
          <table:table-cell table:formula="of:= [.F57]^4 * [.$B$8]" office:value-type="float" office:value="396.992827550142" calcext:value-type="float">
            <text:p>396.992827550142</text:p>
          </table:table-cell>
          <table:table-cell table:formula="of:=([.C58]-[.D58])* 60*60*24*365/ [.$B$12]" office:value-type="float" office:value="0.0636374759467958" calcext:value-type="float">
            <text:p>0.063637475946796</text:p>
          </table:table-cell>
          <table:table-cell table:formula="of:=[.F57] + [.E58]" office:value-type="float" office:value="289.326552281307" calcext:value-type="float">
            <text:p>289.32655228130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390 + 390*0.02" office:value-type="float" office:value="397.8" calcext:value-type="float">
            <text:p>397.8</text:p>
          </table:table-cell>
          <table:table-cell table:formula="of:= [.F58]^4 * [.$B$8]" office:value-type="float" office:value="397.342294535239" calcext:value-type="float">
            <text:p>397.342294535239</text:p>
          </table:table-cell>
          <table:table-cell table:formula="of:=([.C59]-[.D59])* 60*60*24*365/ [.$B$12]" office:value-type="float" office:value="0.0360854988417734" calcext:value-type="float">
            <text:p>0.036085498841773</text:p>
          </table:table-cell>
          <table:table-cell table:formula="of:=[.F58] + [.E59]" office:value-type="float" office:value="289.362637780149" calcext:value-type="float">
            <text:p>289.36263778014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390 + 390*0.02" office:value-type="float" office:value="397.8" calcext:value-type="float">
            <text:p>397.8</text:p>
          </table:table-cell>
          <table:table-cell table:formula="of:= [.F59]^4 * [.$B$8]" office:value-type="float" office:value="397.540561545008" calcext:value-type="float">
            <text:p>397.540561545008</text:p>
          </table:table-cell>
          <table:table-cell table:formula="of:=([.C60]-[.D60])* 60*60*24*365/ [.$B$12]" office:value-type="float" office:value="0.0204541277916002" calcext:value-type="float">
            <text:p>0.0204541277916</text:p>
          </table:table-cell>
          <table:table-cell table:formula="of:=[.F59] + [.E60]" office:value-type="float" office:value="289.383091907941" calcext:value-type="float">
            <text:p>289.38309190794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390 + 390*0.02" office:value-type="float" office:value="397.8" calcext:value-type="float">
            <text:p>397.8</text:p>
          </table:table-cell>
          <table:table-cell table:formula="of:= [.F60]^4 * [.$B$8]" office:value-type="float" office:value="397.652976993246" calcext:value-type="float">
            <text:p>397.652976993246</text:p>
          </table:table-cell>
          <table:table-cell table:formula="of:=([.C61]-[.D61])* 60*60*24*365/ [.$B$12]" office:value-type="float" office:value="0.0115912938524863" calcext:value-type="float">
            <text:p>0.011591293852486</text:p>
          </table:table-cell>
          <table:table-cell table:formula="of:=[.F60] + [.E61]" office:value-type="float" office:value="289.394683201793" calcext:value-type="float">
            <text:p>289.39468320179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390 + 390*0.02" office:value-type="float" office:value="397.8" calcext:value-type="float">
            <text:p>397.8</text:p>
          </table:table-cell>
          <table:table-cell table:formula="of:= [.F61]^4 * [.$B$8]" office:value-type="float" office:value="397.716693078729" calcext:value-type="float">
            <text:p>397.716693078729</text:p>
          </table:table-cell>
          <table:table-cell table:formula="of:=([.C62]-[.D62])* 60*60*24*365/ [.$B$12]" office:value-type="float" office:value="0.00656791767299691" calcext:value-type="float">
            <text:p>0.006567917672997</text:p>
          </table:table-cell>
          <table:table-cell table:formula="of:=[.F61] + [.E62]" office:value-type="float" office:value="289.401251119466" calcext:value-type="float">
            <text:p>289.40125111946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390 + 390*0.02" office:value-type="float" office:value="397.8" calcext:value-type="float">
            <text:p>397.8</text:p>
          </table:table-cell>
          <table:table-cell table:formula="of:= [.F62]^4 * [.$B$8]" office:value-type="float" office:value="397.752799608345" calcext:value-type="float">
            <text:p>397.752799608345</text:p>
          </table:table-cell>
          <table:table-cell table:formula="of:=([.C63]-[.D63])* 60*60*24*365/ [.$B$12]" office:value-type="float" office:value="0.00372127887810682" calcext:value-type="float">
            <text:p>0.003721278878107</text:p>
          </table:table-cell>
          <table:table-cell table:formula="of:=[.F62] + [.E63]" office:value-type="float" office:value="289.404972398344" calcext:value-type="float">
            <text:p>289.4049723983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390 + 390*0.02" office:value-type="float" office:value="397.8" calcext:value-type="float">
            <text:p>397.8</text:p>
          </table:table-cell>
          <table:table-cell table:formula="of:= [.F63]^4 * [.$B$8]" office:value-type="float" office:value="397.773258091302" calcext:value-type="float">
            <text:p>397.773258091302</text:p>
          </table:table-cell>
          <table:table-cell table:formula="of:=([.C64]-[.D64])* 60*60*24*365/ [.$B$12]" office:value-type="float" office:value="0.00210833208172342" calcext:value-type="float">
            <text:p>0.002108332081723</text:p>
          </table:table-cell>
          <table:table-cell table:formula="of:=[.F63] + [.E64]" office:value-type="float" office:value="289.407080730426" calcext:value-type="float">
            <text:p>289.40708073042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390 + 390*0.02" office:value-type="float" office:value="397.8" calcext:value-type="float">
            <text:p>397.8</text:p>
          </table:table-cell>
          <table:table-cell table:formula="of:= [.F64]^4 * [.$B$8]" office:value-type="float" office:value="397.784849423389" calcext:value-type="float">
            <text:p>397.784849423389</text:p>
          </table:table-cell>
          <table:table-cell table:formula="of:=([.C65]-[.D65])* 60*60*24*365/ [.$B$12]" office:value-type="float" office:value="0.00119447146004759" calcext:value-type="float">
            <text:p>0.001194471460048</text:p>
          </table:table-cell>
          <table:table-cell table:formula="of:=[.F64] + [.E65]" office:value-type="float" office:value="289.408275201886" calcext:value-type="float">
            <text:p>289.40827520188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390 + 390*0.02" office:value-type="float" office:value="397.8" calcext:value-type="float">
            <text:p>397.8</text:p>
          </table:table-cell>
          <table:table-cell table:formula="of:= [.F65]^4 * [.$B$8]" office:value-type="float" office:value="397.791416582565" calcext:value-type="float">
            <text:p>397.791416582565</text:p>
          </table:table-cell>
          <table:table-cell table:formula="of:=([.C66]-[.D66])* 60*60*24*365/ [.$B$12]" office:value-type="float" office:value="0.000676716630587034" calcext:value-type="float">
            <text:p>0.000676716630587</text:p>
          </table:table-cell>
          <table:table-cell table:formula="of:=[.F65] + [.E66]" office:value-type="float" office:value="289.408951918517" calcext:value-type="float">
            <text:p>289.40895191851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390 + 390*0.02" office:value-type="float" office:value="397.8" calcext:value-type="float">
            <text:p>397.8</text:p>
          </table:table-cell>
          <table:table-cell table:formula="of:= [.F66]^4 * [.$B$8]" office:value-type="float" office:value="397.795137181239" calcext:value-type="float">
            <text:p>397.795137181239</text:p>
          </table:table-cell>
          <table:table-cell table:formula="of:=([.C67]-[.D67])* 60*60*24*365/ [.$B$12]" office:value-type="float" office:value="0.000383384631086817" calcext:value-type="float">
            <text:p>0.000383384631087</text:p>
          </table:table-cell>
          <table:table-cell table:formula="of:=[.F66] + [.E67]" office:value-type="float" office:value="289.409335303148" calcext:value-type="float">
            <text:p>289.40933530314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390 + 390*0.02" office:value-type="float" office:value="397.8" calcext:value-type="float">
            <text:p>397.8</text:p>
          </table:table-cell>
          <table:table-cell table:formula="of:= [.F67]^4 * [.$B$8]" office:value-type="float" office:value="397.797245047551" calcext:value-type="float">
            <text:p>397.797245047551</text:p>
          </table:table-cell>
          <table:table-cell table:formula="of:=([.C68]-[.D68])* 60*60*24*365/ [.$B$12]" office:value-type="float" office:value="0.000217200451113545" calcext:value-type="float">
            <text:p>0.000217200451114</text:p>
          </table:table-cell>
          <table:table-cell table:formula="of:=[.F67] + [.E68]" office:value-type="float" office:value="289.409552503599" calcext:value-type="float">
            <text:p>289.409552503599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6:17:32.175220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7:27:21.287179660</meta:creation-date>
    <meta:generator>LibreOffice/6.0.7.3$Linux_X86_64 LibreOffice_project/00m0$Build-3</meta:generator>
    <dc:date>2019-12-03T16:28:37.224799891</dc:date>
    <meta:editing-duration>PT6H49M12S</meta:editing-duration>
    <meta:editing-cycles>31</meta:editing-cycles>
    <meta:document-statistic meta:table-count="1" meta:cell-count="16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424cm" svg:height="9.801cm" xlink:href=".." xlink:type="simple" chart:class="chart:scatter" chart:style-name="ch1">
        <chart:plot-area chart:style-name="ch2" table:cell-range-address="Sheet1.C16:Sheet1.D35 Sheet1.D15:Sheet1.D15" chart:data-source-has-labels="row" svg:x="1.111cm" svg:y="0.591cm" svg:width="15.715cm" svg:height="8.426cm">
          <chartooo:coordinate-region svg:x="1.918cm" svg:y="0.791cm" svg:width="14.668cm" svg:height="7.579cm"/>
          <chart:axis chart:dimension="x" chart:name="primary-x" chart:style-name="ch3">
            <chart:title svg:x="8.408cm" svg:y="9.213cm" chart:style-name="ch4">
              <text:p>albedo</text:p>
            </chart:title>
          </chart:axis>
          <chart:axis chart:dimension="y" chart:name="primary-y" chart:style-name="ch3">
            <chart:title svg:x="0.203cm" svg:y="5.986cm" chart:style-name="ch5">
              <text:p>temperature (K)</text:p>
            </chart:title>
            <chart:grid chart:style-name="ch6" chart:class="major"/>
          </chart:axis>
          <chart:series chart:style-name="ch7" chart:values-cell-range-address="Sheet1.D16:Sheet1.D35" chart:label-cell-address="Sheet1.D15:Sheet1.D15" chart:class="chart:scatter">
            <chart:domain table:cell-range-address="Sheet1.C16:Sheet1.C35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emperature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6:Sheet1.C35</svg:desc>
                </draw:g>
              </table:table-cell>
              <table:table-cell office:value-type="float" office:value="278.321416770748">
                <text:p>278.321416770748</text:p>
                <draw:g>
                  <svg:desc>Sheet1.D16:Sheet1.D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71.086102645105">
                <text:p>271.086102645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267.239935284413">
                <text:p>267.239935284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263.220144516811">
                <text:p>263.220144516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259.007262839039">
                <text:p>259.007262839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254.578156043493">
                <text:p>254.578156043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249.905011646029">
                <text:p>249.905011646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244.953945500901">
                <text:p>244.953945500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239.683036944871">
                <text:p>239.683036944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234.039481650857">
                <text:p>234.039481650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">
                <text:p>0.55</text:p>
              </table:table-cell>
              <table:table-cell office:value-type="float" office:value="227.95533193937">
                <text:p>227.95533193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221.340875946751">
                <text:p>221.340875946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">
                <text:p>0.65</text:p>
              </table:table-cell>
              <table:table-cell office:value-type="float" office:value="214.073858818874">
                <text:p>214.073858818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205.980894673962">
                <text:p>205.980894673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196.802961148043">
                <text:p>196.802961148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186.12474913274">
                <text:p>186.12474913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">
                <text:p>0.85</text:p>
              </table:table-cell>
              <table:table-cell office:value-type="float" office:value="173.208595942087">
                <text:p>173.208595942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156.511634335718">
                <text:p>156.511634335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131.610072258405">
                <text:p>131.610072258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